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paragraph-rsid="00137dda"/>
    </style:style>
    <style:style style:name="P3" style:family="paragraph" style:parent-style-name="Text_20_body">
      <style:text-properties style:font-name="Liberation Sans" officeooo:rsid="00137dda" officeooo:paragraph-rsid="00137dda"/>
    </style:style>
    <style:style style:name="P4" style:family="paragraph" style:parent-style-name="Text_20_body">
      <style:text-properties officeooo:paragraph-rsid="00137dda"/>
    </style:style>
    <style:style style:name="P5" style:family="paragraph" style:parent-style-name="Text_20_body">
      <style:text-properties officeooo:rsid="0015967b" officeooo:paragraph-rsid="0015967b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37dda"/>
    </style:style>
    <style:style style:name="T4" style:family="text">
      <style:text-properties fo:font-variant="normal" fo:text-transform="none" fo:letter-spacing="normal" fo:font-style="italic" fo:font-weight="normal"/>
    </style:style>
    <style:style style:name="T5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fo:font-size="12pt" fo:letter-spacing="normal" fo:font-style="normal" fo:font-weight="normal" officeooo:rsid="00137dda" style:font-size-asian="12pt" style:font-size-complex="12pt"/>
    </style:style>
    <style:style style:name="T7" style:family="text">
      <style:text-properties fo:font-variant="normal" fo:text-transform="none" style:use-window-font-color="true" fo:font-size="12pt" fo:letter-spacing="normal" fo:font-style="italic" fo:font-weight="normal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style:use-window-font-color="true" fo:font-size="12pt" fo:letter-spacing="normal" fo:font-style="italic" fo:font-weight="normal" officeooo:rsid="00137dda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style:use-window-font-color="true" style:font-name="Liberation Sans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ans" fo:font-size="12pt" fo:letter-spacing="normal" fo:font-style="italic" fo:font-weight="normal" style:font-size-asian="12pt" style:font-size-complex="12pt"/>
    </style:style>
    <style:style style:name="T11" style:family="text">
      <style:text-properties fo:font-variant="normal" fo:text-transform="none" style:font-name="Liberation Sans" fo:letter-spacing="normal" fo:font-style="normal" fo:font-weight="normal"/>
    </style:style>
    <style:style style:name="T12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T13" style:family="text">
      <style:text-properties style:use-window-font-color="true" style:font-name="Liberation Sans" fo:font-size="12pt" fo:font-style="italic" style:font-size-asian="12pt" style:font-size-complex="12pt"/>
    </style:style>
    <style:style style:name="T14" style:family="text">
      <style:text-properties style:use-window-font-color="true" style:font-name="Liberation Sans" fo:font-size="12pt" style:font-size-asian="12pt" style:font-size-complex="12pt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fo:font-size="12pt" style:font-size-asian="12pt" style:font-size-complex="12pt"/>
    </style:style>
    <style:style style:name="T17" style:family="text">
      <style:text-properties style:font-name="Liberation Sans" fo:font-size="12pt" officeooo:rsid="00150bd4" style:font-size-asian="12pt" style:font-size-complex="12pt"/>
    </style:style>
    <style:style style:name="T18" style:family="text">
      <style:text-properties style:font-name="Liberation Sans" fo:font-size="12pt" fo:font-style="italic" style:font-size-asian="12pt" style:font-size-complex="12pt"/>
    </style:style>
    <style:style style:name="T19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Liberation Sans" fo:font-style="italic"/>
    </style:style>
    <style:style style:name="T21" style:family="text">
      <style:text-properties style:font-name="Liberation Sans" officeooo:rsid="00137dda"/>
    </style:style>
    <style:style style:name="T22" style:family="text">
      <style:text-properties officeooo:rsid="00137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ubtitle">References</text:p>
      <text:p text:style-name="Text_20_body"><text:span text:style-name="T13"/></text:p>
      <text:p text:style-name="Text_20_body"><text:span text:style-name="T13">7DAYS EuroCup Format</text:span><text:span text:style-name="T14">, </text:span><text:a xlink:type="simple" xlink:href="http://www.eurocupbasketball.com/eurocup/competition/format" text:style-name="Internet_20_link" text:visited-style-name="Visited_20_Internet_20_Link"><text:span text:style-name="T16">www.eurocupbasketball.com/eurocup/competition/format</text:span></text:a><text:span text:style-name="T14">.</text:span></text:p>
      <text:p text:style-name="P1"/>
      <text:p text:style-name="P1">Beard, Alexander. “abeard1/Sportsref.” <text:span text:style-name="T1">GitHub</text:span>, <text:a xlink:type="simple" xlink:href="http://www.github.com/abeard1/sportsref" text:style-name="Internet_20_link" text:visited-style-name="Visited_20_Internet_20_Link"><text:span text:style-name="T22">www.</text:span></text:a><text:a xlink:type="simple" xlink:href="http://www.github.com/abeard1/sportsref" text:style-name="Internet_20_link" text:visited-style-name="Visited_20_Internet_20_Link">github.com/abeard1/sportsref</text:a>.</text:p>
      <text:p text:style-name="P2"><text:span text:style-name="T6"/></text:p>
      <text:p text:style-name="P2"><text:span text:style-name="T6">Fraschilla, Fran. “Top Basketball Leagues in the World Outside the NBA.” </text:span><text:span text:style-name="T8">ESPN, ESPN Internet Ventures</text:span><text:span text:style-name="T6">, 7 Dec. 2017, </text:span><text:a xlink:type="simple" xlink:href="http://www.espn.com/nba/story/_/id/21691644/fran-fraschilla-ranks-world-top-basketball-leagues-nba" text:style-name="Internet_20_link" text:visited-style-name="Visited_20_Internet_20_Link">www.espn.com/nba/story/_/id/21691644/fran-fraschilla-ranks-world-top-basketball-leagues-nba</text:a><text:span text:style-name="T6">.</text:span></text:p>
      <text:p text:style-name="P3"><text:span text:style-name="T5"/></text:p>
      <text:p text:style-name="Text_20_body"><text:span text:style-name="T15">Goldberg, Matt. “Mdgoldberg/Sportsref.” </text:span><text:span text:style-name="T20">GitHub</text:span><text:span text:style-name="T15">, </text:span><text:a xlink:type="simple" xlink:href="http://www.github.com/mdgoldberg/sportsref" text:style-name="Internet_20_link" text:visited-style-name="Visited_20_Internet_20_Link"><text:span text:style-name="T21">www.</text:span></text:a><text:a xlink:type="simple" xlink:href="http://www.github.com/mdgoldberg/sportsref" text:style-name="Internet_20_link" text:visited-style-name="Visited_20_Internet_20_Link"><text:span text:style-name="T15">github.com/mdgoldberg/sportsref</text:span></text:a><text:span text:style-name="T15">.</text:span></text:p>
      <text:p text:style-name="P4"><text:span text:style-name="T9"/></text:p>
      <text:p text:style-name="P4"><text:span text:style-name="T9">“How the NBA Schedule Is Made.” </text:span><text:span text:style-name="T10">NBA Stuffer</text:span><text:span text:style-name="T9">, </text:span><text:a xlink:type="simple" xlink:href="http://www.nbastuffer.com/analytics101/how-the-nba-schedule-is-made/" text:style-name="Internet_20_link" text:visited-style-name="Visited_20_Internet_20_Link">www.nbastuffer.com/analytics101/how-the-nba-schedule-is-made/</text:a><text:span text:style-name="T9">.</text:span></text:p>
      <text:p text:style-name="P1"/>
      <text:p text:style-name="P1"><text:span text:style-name="T2">“Jimmer Fredette International.” </text:span><text:span text:style-name="T4">RealGM - Basketball News, Rumors, Scores, Stats, Analysis, Depth Charts, Forums</text:span><text:span text:style-name="T2">, </text:span><text:a xlink:type="simple" xlink:href="http://www.basketball.realgm.com/player/Jimmer-Fredette/Summary/9263#International" text:style-name="Internet_20_link" text:visited-style-name="Visited_20_Internet_20_Link"><text:span text:style-name="T3">www.</text:span></text:a><text:a xlink:type="simple" xlink:href="http://www.basketball.realgm.com/player/Jimmer-Fredette/Summary/9263#International" text:style-name="Internet_20_link" text:visited-style-name="Visited_20_Internet_20_Link"><text:span text:style-name="T2">basketball.realgm.com/player/Jimmer-Fredette/Summary/9263#International</text:span></text:a><text:span text:style-name="T2">.</text:span></text:p>
      <text:p text:style-name="P1"><text:span text:style-name="T2"/></text:p>
      <text:p text:style-name="P1"><text:span text:style-name="T2">Jimmer Fredette NBA.” </text:span><text:span text:style-name="T4">RealGM - Basketball News, Rumors, Scores, Stats, Analysis, Depth Charts, Forums</text:span><text:span text:style-name="T2">, </text:span><text:a xlink:type="simple" xlink:href="http://www.basketball.realgm.com/player/Jimmer-Fredette/Summary/9263" text:style-name="Internet_20_link" text:visited-style-name="Visited_20_Internet_20_Link"><text:span text:style-name="T3">www.</text:span></text:a><text:a xlink:type="simple" xlink:href="http://www.basketball.realgm.com/player/Jimmer-Fredette/Summary/9263" text:style-name="Internet_20_link" text:visited-style-name="Visited_20_Internet_20_Link"><text:span text:style-name="T2">basketball.realgm.com/player/Jimmer-Fredette/Summary/9263</text:span></text:a><text:span text:style-name="T2">.</text:span></text:p>
      <text:p text:style-name="Text_20_body"><text:span text:style-name="T12"/></text:p>
      <text:p text:style-name="Text_20_body"><text:span text:style-name="T16">Fox </text:span><text:span text:style-name="T17">S</text:span><text:span text:style-name="T16">ports. “Knicks to Cut Jimmer Fredette despite 'Record-Setting' Stint.” </text:span><text:span text:style-name="T18">FOX Sports</text:span><text:span text:style-name="T16">, FOX Sports, 2 Mar. 2016, </text:span><text:a xlink:type="simple" xlink:href="http://www.foxsports.com/nba/story/new-york-knicks-jimmer-fredette-030216" text:style-name="Internet_20_link" text:visited-style-name="Visited_20_Internet_20_Link"><text:span text:style-name="T16">www.foxsports.com/nba/story/new-york-knicks-jimmer-fredette-030216</text:span></text:a><text:span text:style-name="T16">.</text:span></text:p>
      <text:p text:style-name="P1"/>
      <text:p text:style-name="P1">Motomura, Akira. “MoneyRoundball? The Drafting of International Players by National Basketball Association Teams.” <text:span text:style-name="T1">Journal of Sports Economics</text:span>, vol. 17, no. 2, Mar. 2014, pp. 175–206., doi:10.1177/1527002514526411.</text:p>
      <text:p text:style-name="P1">Park, Juyong, and Soon-Hyung Yook. “Bayesian Inference of Natural Rankings in Incomplete Competition Networks.” <text:span text:style-name="T1">Scientific Reports</text:span>, vol. 4, no. 1, 2014, doi:10.1038/srep06212.</text:p>
      <text:p text:style-name="P1"><text:soft-page-break/></text:p>
      <text:p text:style-name="P5"><text:span text:style-name="T16">Pedregrosa, Fabian et al. “Scikit-learn: Machine Learning in Python.” </text:span><text:span text:style-name="T19">Journal of Machine Learning Research</text:span><text:span text:style-name="T16">, vol 12, 2011, pp 2825-2830.</text:span></text:p>
      <text:p text:style-name="Text_20_body"><text:span text:style-name="T16">Stroggylakis, Antonis. “No French Teams in Euroleague/Eurocup.” </text:span><text:span text:style-name="T18">Eurohoops</text:span><text:span text:style-name="T16">, Eurohoops.net, 27 June 2016, </text:span><text:a xlink:type="simple" xlink:href="http://www.eurohoops.net/en/featured/269207/no-french-teams-in-euroleagueeurocup/" text:style-name="Internet_20_link" text:visited-style-name="Visited_20_Internet_20_Link"><text:span text:style-name="T16">www.eurohoops.net/en/featured/269207/no-french-teams-in-euroleagueeurocup/</text:span></text:a><text:span text:style-name="T16">.</text:span></text:p>
      <text:p text:style-name="Text_20_body"><text:span text:style-name="T16"/></text:p>
      <text:p text:style-name="Text_20_body"><text:span text:style-name="T16">“Turkish Airlines EuroLeague Basketball Format.” </text:span><text:span text:style-name="T18">Turkish Airlines EuroLeague</text:span><text:span text:style-name="T16">, </text:span><text:a xlink:type="simple" xlink:href="http://www.euroleague.net/competition/format" text:style-name="Internet_20_link" text:visited-style-name="Visited_20_Internet_20_Link"><text:span text:style-name="T16">www.euroleague.net/competition/format</text:span></text:a><text:span text:style-name="T16">.</text:span></text:p>
      <text:p text:style-name="P1"/>
      <text:p text:style-name="P1">Vashro, Layne. “Projecting International Prospects, Part 1.” <text:span text:style-name="T1">FanSided</text:span>, FanSided, 13 Aug. 2014, <text:a xlink:type="simple" xlink:href="http://www.fansided.com/2014/08/13/projecting-international-prospects/" text:style-name="Internet_20_link" text:visited-style-name="Visited_20_Internet_20_Link"><text:span text:style-name="T22">www.</text:span></text:a><text:a xlink:type="simple" xlink:href="http://www.fansided.com/2014/08/13/projecting-international-prospects/" text:style-name="Internet_20_link" text:visited-style-name="Visited_20_Internet_20_Link">fansided.com/2014/08/13/projecting-international-prospects/</text:a>.</text:p>
      <text:p text:style-name="P1"/>
      <text:p text:style-name="P1">Vashro, Layne. “Projecting International Prospects, Part 2.” <text:span text:style-name="T1">FanSided</text:span>, FanSided, 15 Aug. 2014, <text:a xlink:type="simple" xlink:href="http://www.fansided.com/2014/08/15/projecting-international-prospects-part-2/" text:style-name="Internet_20_link" text:visited-style-name="Visited_20_Internet_20_Link"><text:span text:style-name="T22">www.</text:span></text:a><text:a xlink:type="simple" xlink:href="http://www.fansided.com/2014/08/15/projecting-international-prospects-part-2/" text:style-name="Internet_20_link" text:visited-style-name="Visited_20_Internet_20_Link">fansided.com/2014/08/15/projecting-international-prospects-part-2/</text:a>.</text:p>
      <text:p text:style-name="P1"/>
      <text:p text:style-name="P1">Vashro, Layne. “Projecting International Prospects, Part 3.” <text:span text:style-name="T1">FanSided</text:span>, FanSided, 21 Aug. 2014, <text:a xlink:type="simple" xlink:href="http://www.fansided.com/2014/08/21/projecting-international-prospects-part-3/" text:style-name="Internet_20_link" text:visited-style-name="Visited_20_Internet_20_Link"><text:span text:style-name="T22">www.</text:span></text:a><text:a xlink:type="simple" xlink:href="http://www.fansided.com/2014/08/21/projecting-international-prospects-part-3/" text:style-name="Internet_20_link" text:visited-style-name="Visited_20_Internet_20_Link">fansided.com/2014/08/21/projecting-international-prospects-part-3/</text:a>.</text:p>
      <text:p text:style-name="P1"/>
      <text:p text:style-name="P1">Vashro, Layne. “Deep Dives: Measuring Level of Competition Around the World.” <text:span text:style-name="T1">FanSided</text:span>, FanSided, 6 Nov. 2015, <text:a xlink:type="simple" xlink:href="http://www.fansided.com/2015/11/06/deep-dives-measuring-level-of-competition-around-the-world/" text:style-name="Internet_20_link" text:visited-style-name="Visited_20_Internet_20_Link"><text:span text:style-name="T22">www.</text:span></text:a><text:a xlink:type="simple" xlink:href="http://www.fansided.com/2015/11/06/deep-dives-measuring-level-of-competition-around-the-world/" text:style-name="Internet_20_link" text:visited-style-name="Visited_20_Internet_20_Link">fansided.com/2015/11/06/deep-dives-measuring-level-of-competition-around-the-world/</text:a>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0:59:30.879610955</meta:creation-date>
    <dc:date>2018-05-09T12:36:57.712650520</dc:date>
    <meta:editing-duration>PT5H46M3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237" meta:character-count="2608" meta:non-whitespace-character-count="2390"/>
  </office:meta>
</office:document-meta>
</file>